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1.1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99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6600"/>
    </style:style>
    <style:style style:name="ce6" style:family="table-cell" style:parent-style-name="Default">
      <style:table-cell-properties fo:background-color="#66ff66" fo:border="0.06pt solid #000000"/>
    </style:style>
    <style:style style:name="ce7" style:family="table-cell" style:parent-style-name="Default" style:data-style-name="N40">
      <style:table-cell-properties fo:background-color="#99ff66" fo:border="0.06pt solid #000000"/>
    </style:style>
    <style:style style:name="ce8" style:family="table-cell" style:parent-style-name="Default" style:data-style-name="N0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ffff99" fo:border="0.06pt solid #000000"/>
    </style:style>
    <style:style style:name="ce10" style:family="table-cell" style:parent-style-name="Default" style:data-style-name="N43"/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0">
      <style:table-cell-properties fo:background-color="#99ff99" fo:border="0.06pt solid #000000"/>
    </style:style>
    <style:style style:name="ce14" style:family="table-cell" style:parent-style-name="Default" style:data-style-name="N40">
      <style:table-cell-properties fo:background-color="#009900"/>
    </style:style>
    <style:style style:name="ce15" style:family="table-cell" style:parent-style-name="Default">
      <style:table-cell-properties fo:background-color="#00ccff" fo:border="0.06pt solid #000000"/>
    </style:style>
    <style:style style:name="ce16" style:family="table-cell" style:parent-style-name="Default" style:data-style-name="N104">
      <style:table-cell-properties fo:background-color="#9999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7"/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15" calcext:value-type="float">
            <text:p>201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June</text:p>
          </table:table-cell>
          <table:table-cell table:style-name="Default"/>
          <table:table-cell/>
          <table:table-cell table:style-name="ce15" office:value-type="string" calcext:value-type="string">
            <text:p>HOURLY <text:s/>WAGE</text:p>
          </table:table-cell>
          <table:table-cell table:style-name="ce15" office:value-type="string" calcext:value-type="string">
            <text:p>PAYMENT</text:p>
          </table:table-cell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8" office:value-type="float" office:value="14" calcext:value-type="float">
            <text:p>14</text:p>
          </table:table-cell>
          <table:table-cell table:style-name="ce12"/>
          <table:table-cell/>
          <table:table-cell table:style-name="ce16" office:value-type="currency" office:currency="USD" office:value="15" calcext:value-type="currency">
            <text:p>$15.00</text:p>
          </table:table-cell>
          <table:table-cell table:style-name="ce16" table:formula="of:=[.E3]*[.B4]" office:value-type="currency" office:currency="USD" office:value="307.5" calcext:value-type="currency">
            <text:p>$307.50</text:p>
          </table:table-cell>
        </table:table-row>
        <table:table-row table:style-name="ro1">
          <table:table-cell table:style-name="ce4" office:value-type="string" calcext:value-type="string">
            <text:p>HOURS</text:p>
          </table:table-cell>
          <table:table-cell table:style-name="ce9" table:formula="of:=SUM(HOUR([.C15]);HOUR([.C26]);HOUR([.C37]);HOUR([.C48]);HOUR([.C59]);HOUR([.C70]);HOUR([.C81]))+(SUM(MINUTE([.C15]);MINUTE([.C26]);MINUTE([.C37]);MINUTE([.C48]);MINUTE([.C59]);MINUTE([.C70]);MINUTE([.C81]))/60)" office:value-type="float" office:value="20.5" calcext:value-type="float">
            <text:p>20.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0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n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8]&lt;[.A8])+[.B8]-[.A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9]&lt;[.A9])+[.B9]-[.A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0]&lt;[.A10])+[.B10]-[.A1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1]&lt;[.A11])+[.B11]-[.A1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2]&lt;[.A12])+[.B12]-[.A1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3]&lt;[.A13])+[.B13]-[.A1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4]&lt;[.A14])+[.B14]-[.A1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8:.C14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Mon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9]&lt;[.A19])+[.B19]-[.A1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0]&lt;[.A20])+[.B20]-[.A2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1]&lt;[.A21])+[.B21]-[.A2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2]&lt;[.A22])+[.B22]-[.A2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3]&lt;[.A23])+[.B23]-[.A2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4]&lt;[.A24])+[.B24]-[.A2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5]&lt;[.A25])+[.B25]-[.A2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19:.C25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Tue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office:value-type="time" office:time-value="PT11H30M00S" calcext:value-type="time">
            <text:p>11:30</text:p>
          </table:table-cell>
          <table:table-cell table:formula="of:=([.B30]&lt;[.A30])+[.B30]-[.A30]" office:value-type="time" office:time-value="PT02H00M00S" calcext:value-type="time">
            <text:p>02:00</text:p>
          </table:table-cell>
          <table:table-cell table:number-columns-repeated="3"/>
        </table:table-row>
        <table:table-row table:style-name="ro1">
          <table:table-cell office:value-type="time" office:time-value="PT12H10M00S" calcext:value-type="time">
            <text:p>12:10</text:p>
          </table:table-cell>
          <table:table-cell office:value-type="time" office:time-value="PT14H10M00S" calcext:value-type="time">
            <text:p>14:10</text:p>
          </table:table-cell>
          <table:table-cell table:formula="of:=([.B31]&lt;[.A31])+[.B31]-[.A31]" office:value-type="time" office:time-value="PT02H00M00S" calcext:value-type="time">
            <text:p>02:00</text:p>
          </table:table-cell>
          <table:table-cell table:number-columns-repeated="3"/>
        </table:table-row>
        <table:table-row table:style-name="ro1">
          <table:table-cell office:value-type="time" office:time-value="PT14H50M00S" calcext:value-type="time">
            <text:p>14:50</text:p>
          </table:table-cell>
          <table:table-cell office:value-type="time" office:time-value="PT18H10M00S" calcext:value-type="time">
            <text:p>18:10</text:p>
          </table:table-cell>
          <table:table-cell table:formula="of:=([.B32]&lt;[.A32])+[.B32]-[.A32]" office:value-type="time" office:time-value="PT03H20M00S" calcext:value-type="time">
            <text:p>03:20</text:p>
          </table:table-cell>
          <table:table-cell table:number-columns-repeated="3"/>
        </table:table-row>
        <table:table-row table:style-name="ro3">
          <table:table-cell office:value-type="time" office:time-value="PT22H10M00S" calcext:value-type="time">
            <text:p>22:10</text:p>
          </table:table-cell>
          <table:table-cell office:value-type="time" office:time-value="PT00H00M00S" calcext:value-type="time">
            <text:p>00:00</text:p>
          </table:table-cell>
          <table:table-cell table:formula="of:=([.B33]&lt;[.A33])+[.B33]-[.A33]" office:value-type="time" office:time-value="PT01H50M00S" calcext:value-type="time">
            <text:p>01: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4]&lt;[.A34])+[.B34]-[.A3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5]&lt;[.A35])+[.B35]-[.A3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6]&lt;[.A36])+[.B36]-[.A3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30:.C36])" office:value-type="time" office:time-value="PT09H10M00S" calcext:value-type="time">
            <text:p>09:1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Wedne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office:value-type="time" office:time-value="PT01H20M00S" calcext:value-type="time">
            <text:p>01:20</text:p>
          </table:table-cell>
          <table:table-cell table:formula="of:=([.B41]&lt;[.A41])+[.B41]-[.A41]" office:value-type="time" office:time-value="PT01H20M00S" calcext:value-type="time">
            <text:p>01:20</text:p>
          </table:table-cell>
          <table:table-cell table:number-columns-repeated="3"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office:value-type="time" office:time-value="PT02H30M00S" calcext:value-type="time">
            <text:p>02:30</text:p>
          </table:table-cell>
          <table:table-cell table:formula="of:=([.B42]&lt;[.A42])+[.B42]-[.A42]" office:value-type="time" office:time-value="PT00H45M00S" calcext:value-type="time">
            <text:p>00:45</text:p>
          </table:table-cell>
          <table:table-cell table:number-columns-repeated="3"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office:value-type="time" office:time-value="PT14H45M00S" calcext:value-type="time">
            <text:p>14:45</text:p>
          </table:table-cell>
          <table:table-cell table:formula="of:=([.B43]&lt;[.A43])+[.B43]-[.A43]" office:value-type="time" office:time-value="PT03H15M00S" calcext:value-type="time">
            <text:p>03: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4]&lt;[.A44])+[.B44]-[.A4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5]&lt;[.A45])+[.B45]-[.A4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6]&lt;[.A46])+[.B46]-[.A4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7]&lt;[.A47])+[.B47]-[.A4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41:.C47])" office:value-type="time" office:time-value="PT05H20M00S" calcext:value-type="time">
            <text:p>05: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Thur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office:value-type="time" office:time-value="PT12H00M00S" calcext:value-type="time">
            <text:p>12:00</text:p>
          </table:table-cell>
          <table:table-cell table:formula="of:=([.B52]&lt;[.A52])+[.B52]-[.A52]" office:value-type="time" office:time-value="PT01H00M00S" calcext:value-type="time">
            <text:p>01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3]&lt;[.A53])+[.B53]-[.A5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4]&lt;[.A54])+[.B54]-[.A5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5]&lt;[.A55])+[.B55]-[.A5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6]&lt;[.A56])+[.B56]-[.A5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7]&lt;[.A57])+[.B57]-[.A5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8]&lt;[.A58])+[.B58]-[.A5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52:.C58])" office:value-type="time" office:time-value="PT01H00M00S" calcext:value-type="time">
            <text:p>01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Fri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office:value-type="time" office:time-value="PT13H20M00S" calcext:value-type="time">
            <text:p>13:20</text:p>
          </table:table-cell>
          <table:table-cell table:formula="of:=([.B63]&lt;[.A63])+[.B63]-[.A63]" office:value-type="time" office:time-value="PT00H50M00S" calcext:value-type="time">
            <text:p>00: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4]&lt;[.A64])+[.B64]-[.A6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5]&lt;[.A65])+[.B65]-[.A6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6]&lt;[.A66])+[.B66]-[.A6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7]&lt;[.A67])+[.B67]-[.A6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8]&lt;[.A68])+[.B68]-[.A6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9]&lt;[.A69])+[.B69]-[.A6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63:.C69])" office:value-type="time" office:time-value="PT00H50M00S" calcext:value-type="time">
            <text:p>00: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atur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office:value-type="time" office:time-value="PT14H00M00S" calcext:value-type="time">
            <text:p>14:00</text:p>
          </table:table-cell>
          <table:table-cell table:formula="of:=([.B74]&lt;[.A74])+[.B74]-[.A74]" office:value-type="time" office:time-value="PT03H00M00S" calcext:value-type="time">
            <text:p>03:00</text:p>
          </table:table-cell>
          <table:table-cell table:number-columns-repeated="3"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office:value-type="time" office:time-value="PT18H40M00S" calcext:value-type="time">
            <text:p>18:40</text:p>
          </table:table-cell>
          <table:table-cell table:formula="of:=([.B75]&lt;[.A75])+[.B75]-[.A75]" office:value-type="time" office:time-value="PT01H10M00S" calcext:value-type="time">
            <text:p>01: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6]&lt;[.A76])+[.B76]-[.A7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7]&lt;[.A77])+[.B77]-[.A7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8]&lt;[.A78])+[.B78]-[.A7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9]&lt;[.A79])+[.B79]-[.A7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80]&lt;[.A80])+[.B80]-[.A8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74:.C80])" office:value-type="time" office:time-value="PT04H10M00S" calcext:value-type="time">
            <text:p>04: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hours number:style="long"/>
      <number:text> </number:text>
      <number:hours/>
      <number:text>ou</number:text>
      <number:year number:calendar="jewish" number:style="long"/>
      <number:seconds/>
      <number:text> </number:text>
      <number:month number:calendar="jewish" number:style="long"/>
      <number:text> </number:text>
      <number:month number:calendar="jewish"/>
      <number:text>inut</number:text>
      <number:year number:calendar="jewish"/>
      <number:seconds/>
    </number:date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7:53:20.464563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51:49.787258965</meta:creation-date>
    <meta:editing-duration>PT10M47S</meta:editing-duration>
    <meta:editing-cycles>7</meta:editing-cycles>
    <meta:generator>LibreOffice/4.2.8.2$Linux_X86_64 LibreOffice_project/420m0$Build-2</meta:generator>
    <dc:date>2015-06-21T08:06:14.898240459</dc:date>
    <meta:document-statistic meta:table-count="1" meta:cell-count="132" meta:object-count="0"/>
  </office:meta>
</office:document-meta>
</file>